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a619" officeooo:paragraph-rsid="0015a619"/>
    </style:style>
    <style:style style:name="P2" style:family="paragraph" style:parent-style-name="Text_20_body">
      <style:text-properties officeooo:rsid="00171aa5" officeooo:paragraph-rsid="00171aa5"/>
    </style:style>
    <style:style style:name="P3" style:family="paragraph" style:parent-style-name="Text_20_body">
      <style:text-properties officeooo:rsid="00171aa5" officeooo:paragraph-rsid="001aab1a"/>
    </style:style>
    <style:style style:name="P4" style:family="paragraph" style:parent-style-name="Text_20_body">
      <style:text-properties officeooo:rsid="0017dbe3" officeooo:paragraph-rsid="0017dbe3"/>
    </style:style>
    <style:style style:name="P5" style:family="paragraph" style:parent-style-name="Text_20_body">
      <style:text-properties officeooo:rsid="00195a69" officeooo:paragraph-rsid="001b914a"/>
    </style:style>
    <style:style style:name="P6" style:family="paragraph" style:parent-style-name="Text_20_body">
      <style:text-properties officeooo:rsid="001aab1a" officeooo:paragraph-rsid="001aab1a"/>
    </style:style>
    <style:style style:name="P7" style:family="paragraph" style:parent-style-name="Text_20_body">
      <style:text-properties officeooo:rsid="001b914a" officeooo:paragraph-rsid="001b914a"/>
    </style:style>
    <style:style style:name="P8" style:family="paragraph" style:parent-style-name="TestResults">
      <style:text-properties officeooo:rsid="00195a69" officeooo:paragraph-rsid="00195a69"/>
    </style:style>
    <style:style style:name="P9" style:family="paragraph" style:parent-style-name="TestResults">
      <style:text-properties officeooo:rsid="001b914a" officeooo:paragraph-rsid="001b914a"/>
    </style:style>
    <style:style style:name="P10" style:family="paragraph" style:parent-style-name="Text_20_body" style:list-style-name="L1">
      <style:text-properties officeooo:rsid="001aab1a" officeooo:paragraph-rsid="001aab1a"/>
    </style:style>
    <style:style style:name="P11" style:family="paragraph" style:parent-style-name="Text_20_body" style:list-style-name="L2">
      <style:text-properties officeooo:rsid="00195a69" officeooo:paragraph-rsid="00195a69"/>
    </style:style>
    <style:style style:name="P12" style:family="paragraph" style:parent-style-name="Text_20_body" style:list-style-name="L2">
      <style:text-properties officeooo:rsid="001b914a" officeooo:paragraph-rsid="001b914a"/>
    </style:style>
    <style:style style:name="P13" style:family="paragraph" style:parent-style-name="Text_20_body">
      <style:text-properties officeooo:rsid="00171aa5" officeooo:paragraph-rsid="001aab1a"/>
    </style:style>
    <style:style style:name="P14" style:family="paragraph" style:parent-style-name="Text_20_body">
      <style:text-properties officeooo:rsid="00171aa5" officeooo:paragraph-rsid="002068ce"/>
    </style:style>
    <style:style style:name="P15" style:family="paragraph" style:parent-style-name="Text_20_body" style:list-style-name="L1">
      <style:text-properties officeooo:rsid="002068ce" officeooo:paragraph-rsid="002068ce"/>
    </style:style>
    <style:style style:name="P16" style:family="paragraph" style:parent-style-name="Text_20_body">
      <style:text-properties officeooo:rsid="002068ce" officeooo:paragraph-rsid="002068ce"/>
    </style:style>
    <style:style style:name="P17" style:family="paragraph" style:parent-style-name="Text_20_body">
      <style:text-properties officeooo:rsid="0015a619" officeooo:paragraph-rsid="0015a619"/>
    </style:style>
    <style:style style:name="P18" style:family="paragraph" style:parent-style-name="Text_20_body">
      <style:text-properties fo:font-style="italic" officeooo:rsid="002068ce" officeooo:paragraph-rsid="002068ce" style:font-style-asian="italic" style:font-style-complex="italic"/>
    </style:style>
    <style:style style:name="P19" style:family="paragraph" style:parent-style-name="Heading_20_1">
      <style:text-properties officeooo:rsid="0015a619" officeooo:paragraph-rsid="0015a619"/>
    </style:style>
    <style:style style:name="P20" style:family="paragraph" style:parent-style-name="Heading_20_2">
      <style:text-properties officeooo:rsid="0015a619" officeooo:paragraph-rsid="0015a619"/>
    </style:style>
    <style:style style:name="P21" style:family="paragraph" style:parent-style-name="Heading_20_2">
      <style:text-properties officeooo:rsid="0017dbe3" officeooo:paragraph-rsid="0017dbe3"/>
    </style:style>
    <style:style style:name="P22" style:family="paragraph" style:parent-style-name="Heading_20_2">
      <style:text-properties officeooo:rsid="001b914a" officeooo:paragraph-rsid="001b914a"/>
    </style:style>
    <style:style style:name="P23" style:family="paragraph" style:parent-style-name="Heading_20_2" style:master-page-name="">
      <loext:graphic-properties draw:fill-image-width="0in" draw:fill-image-height="0in"/>
      <style:paragraph-properties style:page-number="auto" fo:break-before="page"/>
      <style:text-properties officeooo:rsid="00171aa5" officeooo:paragraph-rsid="00171aa5"/>
    </style:style>
    <style:style style:name="P24" style:family="paragraph" style:parent-style-name="code">
      <style:text-properties officeooo:rsid="002068ce" officeooo:paragraph-rsid="002068ce"/>
    </style:style>
    <style:style style:name="P25" style:family="paragraph" style:parent-style-name="Heading_20_3">
      <style:text-properties officeooo:rsid="001aab1a" officeooo:paragraph-rsid="001aab1a"/>
    </style:style>
    <style:style style:name="P26" style:family="paragraph" style:parent-style-name="Heading_20_3">
      <style:text-properties officeooo:rsid="001aab1a" officeooo:paragraph-rsid="002068ce"/>
    </style:style>
    <style:style style:name="P27" style:family="paragraph" style:parent-style-name="Heading_20_3">
      <style:text-properties officeooo:rsid="0017dbe3" officeooo:paragraph-rsid="0017dbe3"/>
    </style:style>
    <style:style style:name="P28" style:family="paragraph" style:parent-style-name="Heading_20_3">
      <style:text-properties officeooo:rsid="001b914a" officeooo:paragraph-rsid="001b914a"/>
    </style:style>
    <style:style style:name="T1" style:family="text">
      <style:text-properties fo:font-weight="bold" style:font-weight-asian="bold" style:font-weight-complex="bold"/>
    </style:style>
    <style:style style:name="T2" style:family="text">
      <style:text-properties fo:font-weight="bold" officeooo:rsid="002068ce" style:font-weight-asian="bold" style:font-weight-complex="bold"/>
    </style:style>
    <style:style style:name="T3" style:family="text">
      <style:text-properties officeooo:rsid="00195a69"/>
    </style:style>
    <style:style style:name="T4" style:family="text">
      <style:text-properties officeooo:rsid="001aab1a"/>
    </style:style>
    <style:style style:name="T5" style:family="text">
      <style:text-properties officeooo:rsid="001b914a"/>
    </style:style>
    <style:style style:name="T6" style:family="text">
      <style:text-properties officeooo:rsid="001f06d1"/>
    </style:style>
    <style:style style:name="T7" style:family="text">
      <style:text-properties officeooo:rsid="002068ce"/>
    </style:style>
    <style:style style:name="T8" style:family="text">
      <style:text-properties fo:text-shadow="1pt 1pt"/>
    </style:style>
    <style:style style:name="T9" style:family="text">
      <style:text-properties fo:text-shadow="none"/>
    </style:style>
    <style:style style:name="T10" style:family="text">
      <style:text-properties fo:text-shadow="none"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he Test Suite</text:h>
      <text:p text:style-name="P1">MWA Software's Firebird Pascal API package (fbintf) comes with its own test suite. This is a console mode program that is designed to provide a comprehensive function and regression test for the package. It comprises sixteen individual tests, testing 103 features. The spreadsheet “<text:span text:style-name="T4">doc/</text:span>testsuite.ods” lists out the test features and identifies which tests cover which feature. A test coverage indication is also given identifying how many tests include use of a given feature.</text:p>
      <text:p text:style-name="P1">The test suite may be found in the “fbintf/testsuite” directory.</text:p>
      <text:h text:style-name="P20" text:outline-level="2">Running the Test Suite</text:h>
      <text:p text:style-name="P1">A script is provided to build an<text:span text:style-name="T4">d</text:span> run the test suite. The script also compares the results against a reference log and shows the differences between the reference and the output of the test. It can then be assessed as to whether there are issues with the results, or whether the tests have passed.</text:p>
      <text:p text:style-name="P1"><text:span text:style-name="T1">Under Linux:</text:span> the script is called “runtest.sh”.</text:p>
      <text:p text:style-name="P1"><text:span text:style-name="T1">Under Windows </text:span><text:span text:style-name="T2">(FPC)</text:span><text:span text:style-name="T1">:</text:span> the script is called “runtest.bat”</text:p>
      <text:p text:style-name="P16"><text:span text:style-name="T10">Under Windows (Delphi):</text:span> the script is called “rundelphitest.bat”</text:p>
      <text:p text:style-name="P6">The script should be run from a console window with the current directory set to the fbintf/testsuite directory.</text:p>
      <text:p text:style-name="P2">FPC (min version 3.0.0) <text:span text:style-name="T7">or Delphi (min version 2010) </text:span>must be installed, as must, as a minimum, the Firebird Client library. It is recommended that the testsuite is run on a system on which the full Firebird distribution has been installed from a distribution package downloaded from <text:a xlink:type="simple" xlink:href="http://www.firebirdsql.org/" text:style-name="Internet_20_link" text:visited-style-name="Visited_20_Internet_20_Link">http://www.firebirdsql.org</text:a>. The Firebird server installation must include the example “employee” database (installed by default by the Firebird installation package) and the server must be running.</text:p>
      <text:p text:style-name="P2">The test suite does not require Lazarus to be installed. </text:p>
      <text:p text:style-name="P2"><text:span text:style-name="T5">After any necessary customisations (see below), t</text:span>he test suite is run by executing the test suite script.</text:p>
      <text:list xml:id="list6603516462609323145" text:style-name="L1">
        <text:list-item>
          <text:p text:style-name="P10">Under Linux: enter “./<text:span text:style-name="T7">runtest</text:span>.sh”</text:p>
        </text:list-item>
        <text:list-item>
          <text:p text:style-name="P10">Under Windows <text:span text:style-name="T7">(FPC)</text:span>: ent<text:span text:style-name="T7">er</text:span> “<text:span text:style-name="T7">runtest.bat</text:span>”</text:p>
        </text:list-item>
        <text:list-item>
          <text:p text:style-name="P15">Under Windows (Delphi): enter “rundelphitest.bat”</text:p>
        </text:list-item>
      </text:list>
      <text:p text:style-name="P18">Note that under the Delphi (free) Berlin Edition, the command line compiler has been disabled and hence the testsuite has to be compiled under the IDE and the script adjusted so as not to try to compile the testsuite.</text:p>
      <text:h text:style-name="P23" text:outline-level="2">Customising the Test Suite</text:h>
      <text:h text:style-name="P25" text:outline-level="3">Linux</text:h>
      <text:p text:style-name="P2">The following environment variables are defined at the start the script:</text:p>
      <text:p text:style-name="code">TESTOUTDIR=/tmp/fbintf-testsuite </text:p>
      <text:p text:style-name="code">USERNAME=SYSDBA </text:p>
      <text:p text:style-name="code">PASSWORD=masterkey </text:p>
      <text:p text:style-name="code">EMPLOYEEDB=localhost:employee </text:p>
      <text:p text:style-name="code">NEWDBNAME=localhost:$TESTOUTDIR/testsuite1.fdb </text:p>
      <text:p text:style-name="code">NEWDBNAME2=localhost:$TESTOUTDIR/testsuite2.fdb </text:p>
      <text:p text:style-name="code">BAKFILE=$TESTOUTDIR/testsuite.gbk </text:p>
      <text:p text:style-name="P2">The Username and password should be changed if the defaults are not suitable for the server.</text:p>
      <text:p text:style-name="P2">The databases are assumed to be located on the “localhost”. If this is not possible then localhost should be replaced with the domain name of a suitable server. </text:p>
      <text:p text:style-name="P2">The BAKFILE must always be on the local system. It does not have to be in the same directory as the new (temporary) databases created and removed by the test suite.</text:p>
      <text:h text:style-name="P25" text:outline-level="3">Windows <text:span text:style-name="T7">(FPC)</text:span></text:h>
      <text:p text:style-name="P3">The following environment variables are defined at the start the script:</text:p>
      <text:p text:style-name="code">set FPCDIR=C:\lazarus\fpc\3.0.0 </text:p>
      <text:p text:style-name="code">set FPCBIN=%FPCDIR%\bin\i386-win32 </text:p>
      <text:p text:style-name="code">set TESTOUTDIR=%TEMP%\fbintf-testsuite </text:p>
      <text:p text:style-name="code">set USERNAME=SYSDBA </text:p>
      <text:p text:style-name="code">set PASSWORD=masterkey </text:p>
      <text:p text:style-name="code">set EMPLOYEEDB=localhost:employee </text:p>
      <text:p text:style-name="code">set NEWDBNAME=localhost:%TESTOUTDIR%\testsuite1.fdb </text:p>
      <text:p text:style-name="code">set NEWDBNAME2=localhost:%TESTOUTDIR%\testsuite2.fdb </text:p>
      <text:p text:style-name="code">set BAKFILE=%TESTOUTDIR%\testsuite.gbk </text:p>
      <text:p text:style-name="P6">The FPCDIR should be set to the correct installation directory for FPC.</text:p>
      <text:p text:style-name="P6">FPCBIN is currently set for win32. It should be changed from “i386-win32” to “x86_64-win64” for use with the 64-bit compiler.</text:p>
      <text:p text:style-name="Text_20_body"><text:span text:style-name="T4">T</text:span>he Username and password should be changed if the defaults are not suitable for the server.</text:p>
      <text:p text:style-name="P3">The databases are assumed to be located on the “localhost”. If this is not possible then localhost should be replaced with the domain name of a suitable server. </text:p>
      <text:p text:style-name="P3">The BAKFILE must always be on the local system. It does not have to be in the same directory as the new (temporary) databases created and removed by the test suite.</text:p>
      <text:h text:style-name="P26" text:outline-level="3">Windows (Delphi)</text:h>
      <text:p text:style-name="P14"><text:span text:style-name="T7">T</text:span>he following environment variables are defined at the start the script:</text:p>
      <text:p text:style-name="P24">set DELPHIBIN=C:\Program Files\Embarcadero\RAD Studio\7.0\bin</text:p>
      <text:p text:style-name="P24">set DIFF=C:\Program Files\GnuWin32\bin\diff.exe</text:p>
      <text:p text:style-name="P24"/>
      <text:p text:style-name="P24">set TESTOUTDIR=%TEMP%\fbintf-testsuite</text:p>
      <text:p text:style-name="P24">set USERNAME=SYSDBA</text:p>
      <text:p text:style-name="P24"><text:soft-page-break/>set PASSWORD=masterkey</text:p>
      <text:p text:style-name="P24">set EMPLOYEEDB=localhost:employee</text:p>
      <text:p text:style-name="P24">set NEWDBNAME=localhost:%TESTOUTDIR%\testsuite1.fdb</text:p>
      <text:p text:style-name="P24">set NEWDBNAME2=localhost:%TESTOUTDIR%\testsuite2.fdb</text:p>
      <text:p text:style-name="P24">set BAKFILE=%TESTOUTDIR%\testsuite.gbk</text:p>
      <text:p text:style-name="P16">DELPHIBIN is currently set for the default installation for RAD Studio 2010 and should be adjusted for the currently installed version. The DIFF environment variable needs to point to a working installation of the GNU Diff utility. This may be downloaded from <text:a xlink:type="simple" xlink:href="http://gnuwin32.sourceforge.net/packages/diffutils.htm" text:style-name="Internet_20_link" text:visited-style-name="Visited_20_Internet_20_Link">http://gnuwin32.sourceforge.net/packages/diffutils.htm</text:a></text:p>
      <text:p text:style-name="P16">The other environment variables are as for FPC.</text:p>
      <text:h text:style-name="P21" text:outline-level="2">Interpreting the Results</text:h>
      <text:p text:style-name="P4">The reference log was created on a Linux Mint 64 bit system running Firebird 3 with a version of the example employee database untouched since installation. When the test suite is run on a similar system, there will be very little difference between the reference log and the test output. However, other platforms will give different results.</text:p>
      <text:h text:style-name="P27" text:outline-level="3">Linux and Firebird 2.5</text:h>
      <text:p text:style-name="P4">The following output was seen when running the test suite on a Linux system with Firebird 2.5 installed:</text:p>
      <text:p text:style-name="P8">Starting Testsuite </text:p>
      <text:p text:style-name="P8"/>
      <text:p text:style-name="P8">Running Test 1: Create and Drop a Database </text:p>
      <text:p text:style-name="P8">Running Test 2: Open the employee database and run a query </text:p>
      <text:p text:style-name="P8">Running Test 3: ad hoc queries </text:p>
      <text:p text:style-name="P8">Running Test 4: Update, Insert and Delete Queries </text:p>
      <text:p text:style-name="P8">Running Test 5: Update Returning and Activity Check </text:p>
      <text:p text:style-name="P8">Running Test 6: Blob Handling </text:p>
      <text:p text:style-name="P8">Running Test 7: Create and read back an Array </text:p>
      <text:p text:style-name="P8">Running Test 8: Create and read back an Array with 2 dimensions </text:p>
      <text:p text:style-name="P8">Running Test 9: Database Information tests </text:p>
      <text:p text:style-name="P8">Running Test 10: Event Handling </text:p>
      <text:p text:style-name="P8">Running Test 11: Services API </text:p>
      <text:p text:style-name="P8">Running Test 12: Character Sets </text:p>
      <text:p text:style-name="P8">Running Test 13: Character Sets over two databases </text:p>
      <text:p text:style-name="P8">Running Test 14: Non select procedures </text:p>
      <text:p text:style-name="P8">Running Test 15: Blob Handling and BPBs </text:p>
      <text:p text:style-name="P8">Running Test 16: Error handling </text:p>
      <text:p text:style-name="P8">Heap dump by heaptrc unit </text:p>
      <text:p text:style-name="P8">23089 memory blocks allocated : 2127320/2196056 </text:p>
      <text:p text:style-name="P8">23089 memory blocks freed <text:s text:c="4"/>: 2127320/2196056 </text:p>
      <text:p text:style-name="P8">0 unfreed memory blocks : 0 </text:p>
      <text:p text:style-name="P8">True heap size : 131072 </text:p>
      <text:p text:style-name="P8">True free heap : 131072 </text:p>
      <text:p text:style-name="P8">Comparing results with reference log </text:p>
      <text:p text:style-name="P8"/>
      <text:p text:style-name="P8">5c5 </text:p>
      <text:p text:style-name="P8">&lt; Client API Version = 3.768 </text:p>
      <text:p text:style-name="P8">--- </text:p>
      <text:p text:style-name="P8">&gt; Client API Version = 2.5 </text:p>
      <text:p text:style-name="P8">8c8,10 </text:p>
      <text:p text:style-name="P8">&lt; Create Database fails (as expected): Can not access lock files directory <text:soft-page-break/>/tmp/firebird/ </text:p>
      <text:p text:style-name="P8">--- </text:p>
      <text:p text:style-name="P8">&gt; Create Database fails (as expected): I/O error during "open O_CREAT" operation for file "" </text:p>
      <text:p text:style-name="P8">&gt; Error while trying to create file </text:p>
      <text:p text:style-name="P8">&gt; No such file or directory </text:p>
      <text:p text:style-name="P8">19,20c21,22 </text:p>
      <text:p text:style-name="P8">&lt; Database ID = 4 FB = /tmp/fbintf-testsuite/testsuite1.fdb SN = mint173 </text:p>
      <text:p text:style-name="P8">&lt; ODS major = 12 minor = 0 </text:p>
      <text:p text:style-name="P8">--- </text:p>
      <text:p text:style-name="P8">&gt; Database ID = 4 FB = /tmp/fbintf-testsuite/testsuite1.fdb SN = zeus </text:p>
      <text:p text:style-name="P8">&gt; ODS major = 11 minor = 2 </text:p>
      <text:p text:style-name="P8">23c25 </text:p>
      <text:p text:style-name="P8">&lt; RDB$SECURITY_CLASS = SQL$363 </text:p>
      <text:p text:style-name="P8">--- </text:p>
      <text:p text:style-name="P8">&gt; RDB$SECURITY_CLASS = </text:p>
      <text:p text:style-name="P8">25d26 </text:p>
      <text:p text:style-name="P8">&lt; RDB$LINGER = </text:p>
      <text:p text:style-name="P8">166,168c167 </text:p>
      <text:p text:style-name="P8">&lt; Select Expression </text:p>
      <text:p text:style-name="P8">&lt; <text:s text:c="4"/>-&gt; First N Records </text:p>
      <text:p text:style-name="P8">&lt; <text:s text:c="8"/>-&gt; Table "EMPLOYEE" Full Scan </text:p>
      <text:p text:style-name="P8">--- </text:p>
      <text:p text:style-name="P8">&gt; PLAN (EMPLOYEE NATURAL) </text:p>
      <text:p text:style-name="P8">1576,1577c1575,1576 </text:p>
      <text:p text:style-name="P8">&lt; Database ID = 4 FB = /opt/firebird/examples/empbuild/employee.fdb SN = mint173 </text:p>
      <text:p text:style-name="P8">&lt; Pages =307 </text:p>
      <text:p text:style-name="P8">--- </text:p>
      <text:p text:style-name="P8">&gt; Database ID = 4 FB = /usr/share/doc/firebird2.5-common-doc/examples/empbuild/employee.fdb SN = zeus </text:p>
      <text:p text:style-name="P8">&gt; Pages =272 </text:p>
      <text:p text:style-name="P8">1581,1585c1580,1584 </text:p>
      <text:p text:style-name="P8">&lt; ODS minor = 0 </text:p>
      <text:p text:style-name="P8">&lt; ODS major = 12 </text:p>
      <text:p text:style-name="P8">&lt; Page Size = 8192 </text:p>
      <text:p text:style-name="P8">&lt; Version = 1: LI-V6.3.0.32483 Firebird 3.0 </text:p>
      <text:p text:style-name="P8">&lt; Server Memory = 18984656 </text:p>
      <text:p text:style-name="P8">--- </text:p>
      <text:p text:style-name="P8">&gt; ODS minor = 2 </text:p>
      <text:p text:style-name="P8">&gt; ODS major = 11 </text:p>
      <text:p text:style-name="P8">&gt; Page Size = 4096 </text:p>
      <text:p text:style-name="P8">&gt; Version = 1: LI-V6.3.2.26540 Firebird 2.5 </text:p>
      <text:p text:style-name="P8">&gt; Server Memory = 9137296 </text:p>
      <text:p text:style-name="P8">1587c1586 </text:p>
      <text:p text:style-name="P8">&lt; Max Memory <text:s/>= 19023160 </text:p>
      <text:p text:style-name="P8">--- </text:p>
      <text:p text:style-name="P8">&gt; Max Memory <text:s/>= 9274808 </text:p>
      <text:p text:style-name="P8">1591,1593c1590,1592 </text:p>
      <text:p text:style-name="P8">&lt; Fetches <text:s/>= 491 </text:p>
      <text:p text:style-name="P8">&lt; Writes <text:s/>= 4 </text:p>
      <text:p text:style-name="P8">&lt; Reads <text:s/>= 51 </text:p>
      <text:p text:style-name="P8">--- </text:p>
      <text:p text:style-name="P8">&gt; Fetches <text:s/>= 503 </text:p>
      <text:p text:style-name="P8">&gt; Writes <text:s/>= 2 </text:p>
      <text:p text:style-name="P8">&gt; Reads <text:s/>= 47 </text:p>
      <text:p text:style-name="P8">1606,1607d1604 </text:p>
      <text:p text:style-name="P8">&lt; Table ID = 4 </text:p>
      <text:p text:style-name="P8">&lt; Count = 28 </text:p>
      <text:p text:style-name="P8">1609,1611c1606 </text:p>
      <text:p text:style-name="P8">&lt; Count = 5 </text:p>
      <text:p text:style-name="P8"><text:soft-page-break/>&lt; Table ID = 9 </text:p>
      <text:p text:style-name="P8">&lt; Count = 1 </text:p>
      <text:p text:style-name="P8">--- </text:p>
      <text:p text:style-name="P8">&gt; Count = 11 </text:p>
      <text:p text:style-name="P8">1615c1610 </text:p>
      <text:p text:style-name="P8">&lt; Count = 15 </text:p>
      <text:p text:style-name="P8">--- </text:p>
      <text:p text:style-name="P8">&gt; Count = 24 </text:p>
      <text:p text:style-name="P8">1617c1612 </text:p>
      <text:p text:style-name="P8">&lt; Count = 1 </text:p>
      <text:p text:style-name="P8">--- </text:p>
      <text:p text:style-name="P8">&gt; Count = 4 </text:p>
      <text:p text:style-name="P8">1619c1614 </text:p>
      <text:p text:style-name="P8">&lt; Count = 1 </text:p>
      <text:p text:style-name="P8">--- </text:p>
      <text:p text:style-name="P8">&gt; Count = 4 </text:p>
      <text:p text:style-name="P8">1623c1618 </text:p>
      <text:p text:style-name="P8">&lt; Count = 94 </text:p>
      <text:p text:style-name="P8">--- </text:p>
      <text:p text:style-name="P8">&gt; Count = 88 </text:p>
      <text:p text:style-name="P8">1625c1620 </text:p>
      <text:p text:style-name="P8">&lt; Count = 2 </text:p>
      <text:p text:style-name="P8">--- </text:p>
      <text:p text:style-name="P8">&gt; Count = 1 </text:p>
      <text:p text:style-name="P8">1653,1654c1648,1649 </text:p>
      <text:p text:style-name="P8">&lt; Server Version = LI-V3.0.0.32483 Firebird 3.0 </text:p>
      <text:p text:style-name="P8">&lt; Implementation = Firebird/Linux/AMD/Intel/x64 </text:p>
      <text:p text:style-name="P8">--- </text:p>
      <text:p text:style-name="P8">&gt; Server Version = LI-V2.5.2.26540 Firebird 2.5 </text:p>
      <text:p text:style-name="P8">&gt; Implementation = Firebird/linux AMD64 </text:p>
      <text:p text:style-name="P8">1657,1658c1652,1653 </text:p>
      <text:p text:style-name="P8">&lt; Message File = /opt/firebird/ </text:p>
      <text:p text:style-name="P8">&lt; Security File = /opt/firebird/security3.fdb </text:p>
      <text:p text:style-name="P8">--- </text:p>
      <text:p text:style-name="P8">&gt; Message File = /usr/share/firebird/2.5/ </text:p>
      <text:p text:style-name="P8">&gt; Security File = /var/lib/firebird/2.5/system/security2.fdb </text:p>
      <text:p text:style-name="P8">1665a1661,1696 </text:p>
      <text:p text:style-name="P8">&gt; First Name = Sql </text:p>
      <text:p text:style-name="P8">&gt; Middle Name = Server </text:p>
      <text:p text:style-name="P8">&gt; Last Name = Administrator </text:p>
      <text:p text:style-name="P8">&gt; User ID = 0 </text:p>
      <text:p text:style-name="P8">&gt; Group ID = 0 </text:p>
      <text:p text:style-name="P8">&gt; User Name = TESTER </text:p>
      <text:p text:style-name="P8">&gt; First Name = </text:p>
      <text:p text:style-name="P8">&gt; Middle Name = </text:p>
      <text:p text:style-name="P8">&gt; Last Name = </text:p>
      <text:p text:style-name="P8">&gt; User ID = 0 </text:p>
      <text:p text:style-name="P8">&gt; Group ID = 0 </text:p>
      <text:p text:style-name="P8">1678c1709 </text:p>
      <text:p text:style-name="P8">&lt; Capabilities = 6 </text:p>
      <text:p text:style-name="P8">--- </text:p>
      <text:p text:style-name="P8">&gt; Capabilities = 774 </text:p>
      <text:p text:style-name="P8">1903,1904c1934 </text:p>
      <text:p text:style-name="P8">&lt; Failed to locate host machine. </text:p>
      <text:p text:style-name="P8">&lt; The specified name was not found in the hosts file or Domain Name Services </text:p>
      <text:p text:style-name="P8">--- </text:p>
      <text:p text:style-name="P8">&gt; Failed to locate host machine </text:p>
      <text:p text:style-name="P8"/>
      <text:p text:style-name="Text_20_body">The first <text:span text:style-name="T3">lines of the output report the tests as they are being run followed by a report from the heaptrc unit indicating that, as expected, there are no memory leaks. The difference between the </text:span><text:soft-page-break/><text:span text:style-name="T3">reference log and the test output is then shown.</text:span></text:p>
      <text:p text:style-name="P5">Note that the full test output is saved in “<text:span text:style-name="T5">testsuite/</text:span>testout.log” and the diff in “<text:span text:style-name="T5">testsuite/</text:span>diff.log”:</text:p>
      <text:list xml:id="list3542520135064983643" text:style-name="L2">
        <text:list-item>
          <text:p text:style-name="P11">The first difference is the API version, 2.5 for this run, while the reference has 3.768. This is entirely expected as the test system uses Firebird 2.5, while the reference system used Firebird 3.</text:p>
        </text:list-item>
        <text:list-item>
          <text:p text:style-name="P11">A test for the create database error condition is next shown. The problem here is that the error messages differ between the Firebird versions. Again, no problem.</text:p>
        </text:list-item>
        <text:list-item>
          <text:p text:style-name="P11">The Database ID, which includes the system name is naturally different. </text:p>
        </text:list-item>
        <text:list-item>
          <text:p text:style-name="P11">The ODS version has changed between the two Firebird Versions hence the next difference.</text:p>
        </text:list-item>
        <text:list-item>
          <text:p text:style-name="P12">The <text:span text:style-name="T3">RDB$SECURITY_CLASS </text:span>and <text:span text:style-name="T3">RDB$LINGER </text:span>differences come from a dump of the RDB$DATABASE file and again differ correctly between Firebird versions.</text:p>
        </text:list-item>
        <text:list-item>
          <text:p text:style-name="P12">The next difference comes from a report of a query plan and illustrates a very different way of reporting the query plan for Firebird 3 compared with Firebird 2.5.</text:p>
        </text:list-item>
        <text:list-item>
          <text:p text:style-name="P12">The next set of differences start at line 1581 and come from Test 9. This is a database information report. There are many differences here including the location of the employee database, ODS version and table access statistics. All <text:span text:style-name="T6">of </text:span>this <text:span text:style-name="T6">should be</text:span> <text:span text:style-name="T6">expected</text:span>.</text:p>
        </text:list-item>
        <text:list-item>
          <text:p text:style-name="P12">At line 1653 onwards, the differences come from Test 11 (Services API). Again all these differences should be expected from the different server versions. The differences in the list of user names reported will also be dependent on your system's security database and which users are configured.</text:p>
        </text:list-item>
        <text:list-item>
          <text:p text:style-name="P12">Finally, at line 1903, we see a more explanatory error message from Firebird 3, but otherwise no difference.</text:p>
        </text:list-item>
      </text:list>
      <text:h text:style-name="P28" text:outline-level="3">Windows and Firebird 2.5</text:h>
      <text:p text:style-name="P7">The next example test results come from running script under Windows 7 with Firebird 2.5.</text:p>
      <text:p text:style-name="P9">Starting Testsuite</text:p>
      <text:p text:style-name="P9"/>
      <text:p text:style-name="P9">Running Test 1: Create and Drop a Database</text:p>
      <text:p text:style-name="P9">Running Test 2: Open the employee database and run a query</text:p>
      <text:p text:style-name="P9">Running Test 3: ad hoc queries</text:p>
      <text:p text:style-name="P9">Running Test 4: Update, Insert and Delete Queries</text:p>
      <text:p text:style-name="P9">Running Test 5: Update Returning and Activity Check</text:p>
      <text:p text:style-name="P9">Running Test 6: Blob Handling</text:p>
      <text:p text:style-name="P9">Running Test 7: Create and read back an Array</text:p>
      <text:p text:style-name="P9">Running Test 8: Create and read back an Array with 2 dimensions</text:p>
      <text:p text:style-name="P9">Running Test 9: Database Information tests</text:p>
      <text:p text:style-name="P9">Running Test 10: Event Handling</text:p>
      <text:p text:style-name="P9">Running Test 11: Services API</text:p>
      <text:p text:style-name="P9">Running Test 12: Character Sets</text:p>
      <text:p text:style-name="P9">Running Test 13: Character Sets over two databases</text:p>
      <text:p text:style-name="P9">Running Test 14: Non select procedures</text:p>
      <text:p text:style-name="P9">Running Test 15: Blob Handling and BPBs</text:p>
      <text:p text:style-name="P9">Running Test 16: Error handling</text:p>
      <text:p text:style-name="P9"><text:soft-page-break/>Heap dump by heaptrc unit</text:p>
      <text:p text:style-name="P9">23251 memory blocks allocated : 1932734/1992640</text:p>
      <text:p text:style-name="P9">23251 memory blocks freed <text:s text:c="4"/>: 1932734/1992640</text:p>
      <text:p text:style-name="P9">0 unfreed memory blocks : 0</text:p>
      <text:p text:style-name="P9">True heap size : 393216</text:p>
      <text:p text:style-name="P9">True free heap : 392576</text:p>
      <text:p text:style-name="P9">Should be : 393216</text:p>
      <text:p text:style-name="P9">Comparing results with reference log</text:p>
      <text:p text:style-name="P9"/>
      <text:p text:style-name="P9">5c5</text:p>
      <text:p text:style-name="P9">&lt; Client API Version = 3.768</text:p>
      <text:p text:style-name="P9">---</text:p>
      <text:p text:style-name="P9">&gt; Client API Version = 2.5</text:p>
      <text:p text:style-name="P9">8c8,9</text:p>
      <text:p text:style-name="P9">&lt; Create Database fails (as expected): Can not access lock files directory /tmp/</text:p>
      <text:p text:style-name="P9">firebird/</text:p>
      <text:p text:style-name="P9">---</text:p>
      <text:p text:style-name="P9">&gt; Create Database fails (as expected): I/O error during "open" operation for fil</text:p>
      <text:p text:style-name="P9">e ""</text:p>
      <text:p text:style-name="P9">&gt; database or file exists</text:p>
      <text:p text:style-name="P9">19,20c20,21</text:p>
      <text:p text:style-name="P9">&lt; Database ID = 4 FB = /tmp/fbintf-testsuite/testsuite1.fdb SN = mint173</text:p>
      <text:p text:style-name="P9">&lt; ODS major = 12 minor = 0</text:p>
      <text:p text:style-name="P9">---</text:p>
      <text:p text:style-name="P9">&gt; Database ID = 4 FB = C:\USERS\A USER\APPDATA\LOCAL\TEMP\FBINTF-TESTSUITE\TESTS</text:p>
      <text:p text:style-name="P9">UITE1.FDB SN = WIN7ZEUS</text:p>
      <text:p text:style-name="P9">&gt; ODS major = 11 minor = 2</text:p>
      <text:p text:style-name="P9">23c24</text:p>
      <text:p text:style-name="P9">&lt; RDB$SECURITY_CLASS = SQL$363</text:p>
      <text:p text:style-name="P9">---</text:p>
      <text:p text:style-name="P9">&gt; RDB$SECURITY_CLASS =</text:p>
      <text:p text:style-name="P9">25d25</text:p>
      <text:p text:style-name="P9">&lt; RDB$LINGER =</text:p>
      <text:p text:style-name="P9">166,168c166</text:p>
      <text:p text:style-name="P9">&lt; Select Expression</text:p>
      <text:p text:style-name="P9">&lt; <text:s text:c="4"/>-&gt; First N Records</text:p>
      <text:p text:style-name="P9">&lt; <text:s text:c="8"/>-&gt; Table "EMPLOYEE" Full Scan</text:p>
      <text:p text:style-name="P9">---</text:p>
      <text:p text:style-name="P9">&gt; PLAN (EMPLOYEE NATURAL)</text:p>
      <text:p text:style-name="P9">767c765</text:p>
      <text:p text:style-name="P9">&lt; TITLE = Blob Test ┬⌐Γé¼ (Charset Id = 4 Codepage = 65001)</text:p>
      <text:p text:style-name="P9">---</text:p>
      <text:p text:style-name="P9">&gt; TITLE = Blob Test ⌐Ç (Charset Id = 4 Codepage = 65001)</text:p>
      <text:p text:style-name="P9">790c788</text:p>
      <text:p text:style-name="P9">&lt; TITLE = Blob Test ┬⌐Γé¼ (Charset Id = 4 Codepage = 65001)</text:p>
      <text:p text:style-name="P9">---</text:p>
      <text:p text:style-name="P9">&gt; TITLE = Blob Test ⌐Ç (Charset Id = 4 Codepage = 65001)</text:p>
      <text:p text:style-name="P9">809c807</text:p>
      <text:p text:style-name="P9">&lt; The pangs of despised love, the lawΓÇÖs delay,</text:p>
      <text:p text:style-name="P9">---</text:p>
      <text:p text:style-name="P9">&gt; The pangs of despised love, the lawÆs delay,</text:p>
      <text:p text:style-name="P9">865c863</text:p>
      <text:p text:style-name="P9">&lt; TITLE = Blob Test ┬⌐Γé¼ (Charset Id = 4 Codepage = 65001)</text:p>
      <text:p text:style-name="P9">---</text:p>
      <text:p text:style-name="P9">&gt; TITLE = Blob Test ⌐Ç (Charset Id = 4 Codepage = 65001)</text:p>
      <text:p text:style-name="P9">884c882</text:p>
      <text:p text:style-name="P9">&lt; The pangs of despised love, the lawΓÇÖs delay,</text:p>
      <text:p text:style-name="P9">---</text:p>
      <text:p text:style-name="P9"><text:soft-page-break/>&gt; The pangs of despised love, the lawÆs delay,</text:p>
      <text:p text:style-name="P9">906c904</text:p>
      <text:p text:style-name="P9">&lt; TITLE = Blob Test ┬⌐Γé¼ (Charset Id = 4 Codepage = 65001)</text:p>
      <text:p text:style-name="P9">---</text:p>
      <text:p text:style-name="P9">&gt; TITLE = Blob Test ⌐Ç (Charset Id = 4 Codepage = 65001)</text:p>
      <text:p text:style-name="P9">925c923</text:p>
      <text:p text:style-name="P9">&lt; The pangs of despised love, the lawΓÇÖs delay,</text:p>
      <text:p text:style-name="P9">---</text:p>
      <text:p text:style-name="P9">&gt; The pangs of despised love, the lawÆs delay,</text:p>
      <text:p text:style-name="P9">1180c1178</text:p>
      <text:p text:style-name="P9">&lt; TITLE = Blob Test ┬⌐Γé¼ (Charset Id = 4 Codepage = 65001)</text:p>
      <text:p text:style-name="P9">---</text:p>
      <text:p text:style-name="P9">&gt; TITLE = Blob Test ⌐Ç (Charset Id = 4 Codepage = 65001)</text:p>
      <text:p text:style-name="P9">1203c1201</text:p>
      <text:p text:style-name="P9">&lt; TITLE = Blob Test ┬⌐Γé¼ (Charset Id = 4 Codepage = 65001)</text:p>
      <text:p text:style-name="P9">---</text:p>
      <text:p text:style-name="P9">&gt; TITLE = Blob Test ⌐Ç (Charset Id = 4 Codepage = 65001)</text:p>
      <text:p text:style-name="P9">1222c1220</text:p>
      <text:p text:style-name="P9">&lt; The pangs of despised love, the lawΓÇÖs delay,</text:p>
      <text:p text:style-name="P9">---</text:p>
      <text:p text:style-name="P9">&gt; The pangs of despised love, the lawÆs delay,</text:p>
      <text:p text:style-name="P9">1278c1276</text:p>
      <text:p text:style-name="P9">&lt; TITLE = Blob Test ┬⌐Γé¼ (Charset Id = 4 Codepage = 65001)</text:p>
      <text:p text:style-name="P9">---</text:p>
      <text:p text:style-name="P9">&gt; TITLE = Blob Test ⌐Ç (Charset Id = 4 Codepage = 65001)</text:p>
      <text:p text:style-name="P9">1297c1295</text:p>
      <text:p text:style-name="P9">&lt; The pangs of despised love, the lawΓÇÖs delay,</text:p>
      <text:p text:style-name="P9">---</text:p>
      <text:p text:style-name="P9">&gt; The pangs of despised love, the lawÆs delay,</text:p>
      <text:p text:style-name="P9">1319c1317</text:p>
      <text:p text:style-name="P9">&lt; TITLE = Blob Test ┬⌐Γé¼ (Charset Id = 4 Codepage = 65001)</text:p>
      <text:p text:style-name="P9">---</text:p>
      <text:p text:style-name="P9">&gt; TITLE = Blob Test ⌐Ç (Charset Id = 4 Codepage = 65001)</text:p>
      <text:p text:style-name="P9">1338c1336</text:p>
      <text:p text:style-name="P9">&lt; The pangs of despised love, the lawΓÇÖs delay,</text:p>
      <text:p text:style-name="P9">---</text:p>
      <text:p text:style-name="P9">&gt; The pangs of despised love, the lawÆs delay,</text:p>
      <text:p text:style-name="P9">1469c1467</text:p>
      <text:p text:style-name="P9">&lt; TITLE = Blob Test ┬⌐Γé¼ (Charset Id = 4 Codepage = 65001)</text:p>
      <text:p text:style-name="P9">---</text:p>
      <text:p text:style-name="P9">&gt; TITLE = Blob Test ⌐Ç (Charset Id = 4 Codepage = 65001)</text:p>
      <text:p text:style-name="P9">1471c1469</text:p>
      <text:p text:style-name="P9">&lt; NOTES = ├ëcoute moi (Charset Id = 4 Codepage = 65001)</text:p>
      <text:p text:style-name="P9">---</text:p>
      <text:p text:style-name="P9">&gt; NOTES = ╔coute moi (Charset Id = 4 Codepage = 65001)</text:p>
      <text:p text:style-name="P9">1484c1482</text:p>
      <text:p text:style-name="P9">&lt; TITLE = Blob Test ┬⌐Γé¼ (Charset Id = 4 Codepage = 65001)</text:p>
      <text:p text:style-name="P9">---</text:p>
      <text:p text:style-name="P9">&gt; TITLE = Blob Test ⌐Ç (Charset Id = 4 Codepage = 65001)</text:p>
      <text:p text:style-name="P9">1486c1484</text:p>
      <text:p text:style-name="P9">&lt; NOTES = ├ëcoute moi (Charset Id = 4 Codepage = 65001)</text:p>
      <text:p text:style-name="P9">---</text:p>
      <text:p text:style-name="P9">&gt; NOTES = ╔coute moi (Charset Id = 4 Codepage = 65001)</text:p>
      <text:p text:style-name="P9">1494c1492</text:p>
      <text:p text:style-name="P9">&lt; TITLE = Blob Test ┬⌐Γé¼ (Charset Id = 4 Codepage = 65001)</text:p>
      <text:p text:style-name="P9">---</text:p>
      <text:p text:style-name="P9">&gt; TITLE = Blob Test ⌐Ç (Charset Id = 4 Codepage = 65001)</text:p>
      <text:p text:style-name="P9">1496c1494</text:p>
      <text:p text:style-name="P9">&lt; NOTES = ├ëcoute moi (Charset Id = 4 Codepage = 65001)</text:p>
      <text:p text:style-name="P9">---</text:p>
      <text:p text:style-name="P9">&gt; NOTES = ╔coute moi (Charset Id = 4 Codepage = 65001)</text:p>
      <text:p text:style-name="P9"><text:soft-page-break/>1576,1577c1574,1575</text:p>
      <text:p text:style-name="P9">&lt; Database ID = 4 FB = /opt/firebird/examples/empbuild/employee.fdb SN = mint173</text:p>
      <text:p text:style-name="P9"/>
      <text:p text:style-name="P9">&lt; Pages =307</text:p>
      <text:p text:style-name="P9">---</text:p>
      <text:p text:style-name="P9">&gt; Database ID = 4 FB = C:\PROGRAM FILES\FIREBIRD\FIREBIRD_2_5\EXAMPLES\EMPBUILD\</text:p>
      <text:p text:style-name="P9">EMPLOYEE.FDB SN = WIN7ZEUS</text:p>
      <text:p text:style-name="P9">&gt; Pages =292</text:p>
      <text:p text:style-name="P9">1579c1577</text:p>
      <text:p text:style-name="P9">&lt; Implementation = 11,7,0,3,66,1,66,</text:p>
      <text:p text:style-name="P9">---</text:p>
      <text:p text:style-name="P9">&gt; Implementation = 11,7,0,3,68,1,68,</text:p>
      <text:p text:style-name="P9">1581,1585c1579,1583</text:p>
      <text:p text:style-name="P9">&lt; ODS minor = 0</text:p>
      <text:p text:style-name="P9">&lt; ODS major = 12</text:p>
      <text:p text:style-name="P9">&lt; Page Size = 8192</text:p>
      <text:p text:style-name="P9">&lt; Version = 1: LI-V6.3.0.32483 Firebird 3.0</text:p>
      <text:p text:style-name="P9">&lt; Server Memory = 18984656</text:p>
      <text:p text:style-name="P9">---</text:p>
      <text:p text:style-name="P9">&gt; ODS minor = 2</text:p>
      <text:p text:style-name="P9">&gt; ODS major = 11</text:p>
      <text:p text:style-name="P9">&gt; Page Size = 4096</text:p>
      <text:p text:style-name="P9">&gt; Version = 1: WI-V6.3.5.26952 Firebird 2.5</text:p>
      <text:p text:style-name="P9">&gt; Server Memory = 9271232</text:p>
      <text:p text:style-name="P9">1587c1585</text:p>
      <text:p text:style-name="P9">&lt; Max Memory <text:s/>= 19023160</text:p>
      <text:p text:style-name="P9">---</text:p>
      <text:p text:style-name="P9">&gt; Max Memory <text:s/>= 9287112</text:p>
      <text:p text:style-name="P9">1591,1593c1589,1591</text:p>
      <text:p text:style-name="P9">&lt; Fetches <text:s/>= 491</text:p>
      <text:p text:style-name="P9">&lt; Writes <text:s/>= 4</text:p>
      <text:p text:style-name="P9">&lt; Reads <text:s/>= 51</text:p>
      <text:p text:style-name="P9">---</text:p>
      <text:p text:style-name="P9">&gt; Fetches <text:s/>= 503</text:p>
      <text:p text:style-name="P9">&gt; Writes <text:s/>= 2</text:p>
      <text:p text:style-name="P9">&gt; Reads <text:s/>= 47</text:p>
      <text:p text:style-name="P9">1606,1607d1603</text:p>
      <text:p text:style-name="P9">&lt; Table ID = 4</text:p>
      <text:p text:style-name="P9">&lt; Count = 28</text:p>
      <text:p text:style-name="P9">1609,1611c1605</text:p>
      <text:p text:style-name="P9">&lt; Count = 5</text:p>
      <text:p text:style-name="P9">&lt; Table ID = 9</text:p>
      <text:p text:style-name="P9">&lt; Count = 1</text:p>
      <text:p text:style-name="P9">---</text:p>
      <text:p text:style-name="P9">&gt; Count = 11</text:p>
      <text:p text:style-name="P9">1615c1609</text:p>
      <text:p text:style-name="P9">&lt; Count = 15</text:p>
      <text:p text:style-name="P9">---</text:p>
      <text:p text:style-name="P9">&gt; Count = 24</text:p>
      <text:p text:style-name="P9">1617c1611</text:p>
      <text:p text:style-name="P9">&lt; Count = 1</text:p>
      <text:p text:style-name="P9">---</text:p>
      <text:p text:style-name="P9">&gt; Count = 4</text:p>
      <text:p text:style-name="P9">1619c1613</text:p>
      <text:p text:style-name="P9">&lt; Count = 1</text:p>
      <text:p text:style-name="P9">---</text:p>
      <text:p text:style-name="P9">&gt; Count = 4</text:p>
      <text:p text:style-name="P9">1623c1617</text:p>
      <text:p text:style-name="P9">&lt; Count = 94</text:p>
      <text:p text:style-name="P9"><text:soft-page-break/>---</text:p>
      <text:p text:style-name="P9">&gt; Count = 88</text:p>
      <text:p text:style-name="P9">1625c1619</text:p>
      <text:p text:style-name="P9">&lt; Count = 2</text:p>
      <text:p text:style-name="P9">---</text:p>
      <text:p text:style-name="P9">&gt; Count = 1</text:p>
      <text:p text:style-name="P9">1653,1654c1647,1648</text:p>
      <text:p text:style-name="P9">&lt; Server Version = LI-V3.0.0.32483 Firebird 3.0</text:p>
      <text:p text:style-name="P9">&lt; Implementation = Firebird/Linux/AMD/Intel/x64</text:p>
      <text:p text:style-name="P9">---</text:p>
      <text:p text:style-name="P9">&gt; Server Version = WI-V2.5.5.26952 Firebird 2.5</text:p>
      <text:p text:style-name="P9">&gt; Implementation = Firebird/x86-64/Windows NT</text:p>
      <text:p text:style-name="P9">1656,1658c1650,1652</text:p>
      <text:p text:style-name="P9">&lt; Lock Directory = /tmp/firebird/</text:p>
      <text:p text:style-name="P9">&lt; Message File = /opt/firebird/</text:p>
      <text:p text:style-name="P9">&lt; Security File = /opt/firebird/security3.fdb</text:p>
      <text:p text:style-name="P9">---</text:p>
      <text:p text:style-name="P9">&gt; Lock Directory = C:\ProgramData\firebird\</text:p>
      <text:p text:style-name="P9">&gt; Message File = C:\Program Files\Firebird\Firebird_2_5\</text:p>
      <text:p text:style-name="P9">&gt; Security File = C:\Program Files\Firebird\Firebird_2_5\security2.fdb</text:p>
      <text:p text:style-name="P9">1666,1668c1660,1662</text:p>
      <text:p text:style-name="P9">&lt; First Name =</text:p>
      <text:p text:style-name="P9">&lt; Middle Name =</text:p>
      <text:p text:style-name="P9">&lt; Last Name =</text:p>
      <text:p text:style-name="P9">---</text:p>
      <text:p text:style-name="P9">&gt; First Name = Sql</text:p>
      <text:p text:style-name="P9">&gt; Middle Name = Server</text:p>
      <text:p text:style-name="P9">&gt; Last Name = Administrator</text:p>
      <text:p text:style-name="P9">1678c1672</text:p>
      <text:p text:style-name="P9">&lt; Capabilities = 6</text:p>
      <text:p text:style-name="P9">---</text:p>
      <text:p text:style-name="P9">&gt; Capabilities = 1542</text:p>
      <text:p text:style-name="P9">1699a1694,1711</text:p>
      <text:p text:style-name="P9">&gt;</text:p>
      <text:p text:style-name="P9">&gt;</text:p>
      <text:p text:style-name="P9">&gt;</text:p>
      <text:p text:style-name="P9">&gt;</text:p>
      <text:p text:style-name="P9">&gt;</text:p>
      <text:p text:style-name="P9">&gt;</text:p>
      <text:p text:style-name="P9">&gt;</text:p>
      <text:p text:style-name="P9">&gt;</text:p>
      <text:p text:style-name="P9">&gt;</text:p>
      <text:p text:style-name="P9">&gt;</text:p>
      <text:p text:style-name="P9">&gt;</text:p>
      <text:p text:style-name="P9">&gt;</text:p>
      <text:p text:style-name="P9">&gt;</text:p>
      <text:p text:style-name="P9">&gt;</text:p>
      <text:p text:style-name="P9">&gt;</text:p>
      <text:p text:style-name="P9">&gt;</text:p>
      <text:p text:style-name="P9">&gt;</text:p>
      <text:p text:style-name="P9">&gt;</text:p>
      <text:p text:style-name="P9">1872c1884</text:p>
      <text:p text:style-name="P9">&lt; ├ëcoute moi</text:p>
      <text:p text:style-name="P9">---</text:p>
      <text:p text:style-name="P9">&gt; ╔coute moi</text:p>
      <text:p text:style-name="P9">1878c1890</text:p>
      <text:p text:style-name="P9">&lt; Error Handled: I/O error during "open" operation for file "Malformed Name"</text:p>
      <text:p text:style-name="P9">---</text:p>
      <text:p text:style-name="P9">&gt; Error Handled: I/O error during "CreateFile (open)" operation for file "Malfor</text:p>
      <text:p text:style-name="P9">med Name"</text:p>
      <text:p text:style-name="P9"><text:soft-page-break/>1880c1892</text:p>
      <text:p text:style-name="P9">&lt; No such file or directory</text:p>
      <text:p text:style-name="P9">---</text:p>
      <text:p text:style-name="P9">&gt; The system cannot find the file specified.</text:p>
      <text:p text:style-name="P9">1903,1904c1915</text:p>
      <text:p text:style-name="P9">&lt; Failed to locate host machine.</text:p>
      <text:p text:style-name="P9">&lt; The specified name was not found in the hosts file or Domain Name Services</text:p>
      <text:p text:style-name="P9">---</text:p>
      <text:p text:style-name="P9">&gt; Failed to locate host machine</text:p>
      <text:p text:style-name="P7">Here we have a similar set of differences to the Linux results except for additional differences reported at line 767 etc. e.g.</text:p>
      <text:p text:style-name="P9">&lt; TITLE = Blob Test ┬⌐Γé¼ (Charset Id = 4 Codepage = 65001)</text:p>
      <text:p text:style-name="P9">---</text:p>
      <text:p text:style-name="P9">&gt; TITLE = Blob Test ⌐Ç (Charset Id = 4 Codepage = 65001)</text:p>
      <text:p text:style-name="P9"/>
      <text:p text:style-name="P7">These are artefacts of the Windows console character set. The reference log is in UTF8. However, the output of the test is written using “writeln” statements. These always use the Windows console character set and the log compar<text:span text:style-name="T6">i</text:span>son spots problems when non-ASCII characters are output. The defin<text:span text:style-name="T6">i</text:span>tive test for character handling is Test 12 and no differences are found here – which is the important result.</text:p>
      <text:p text:style-name="P7">If you look at the testout.log file, the formatting of these lines should be correct (i.e. “Blob Test ©€” is the actual text) confirming that the issue is with console mode output.</text:p>
      <text:h text:style-name="P22" text:outline-level="2">Conclusion</text:h>
      <text:p text:style-name="P7">The test suite should complete with no memory leaks and with log file differences that can all be explained by considering the local environment. A successful run of the test suite gives confidence that the package is working to specification on your system. Further tests will be added to the test suite when and if any more bugs are reported and fixed, thereby further increasing confidence in the correct functioning of the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de" style:family="paragraph" style:parent-style-name="Text_20_body" style:master-page-name="">
      <loext:graphic-properties draw:fill="solid" draw:fill-color="#eeeeee" draw:opacity="100%"/>
      <style:paragraph-properties fo:margin-top="0in" fo:margin-bottom="0.1in" loext:contextual-spacing="true" style:page-number="auto" fo:background-color="#eeeee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stResults" style:family="paragraph" style:parent-style-name="Text_20_body">
      <loext:graphic-properties draw:fill="solid" draw:fill-color="#eeeeee" draw:opacity="100%"/>
      <style:paragraph-properties fo:margin-left="0.2in" fo:margin-right="0in" fo:margin-top="0in" fo:margin-bottom="0.1in" loext:contextual-spacing="true" fo:text-indent="0in" style:auto-text-indent="false" fo:background-color="#eeeeee"/>
      <style:text-properties style:font-name="Liberation Mono" fo:font-family="'Liberation Mono'" style:font-style-name="Regular" style:font-family-generic="modern" style:font-pitch="fixed"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11-24T23:23:54.167726874</meta:creation-date>
    <dc:date>2017-03-03T11:30:57.188164919</dc:date>
    <dc:creator>Tony Whyman</dc:creator>
    <meta:editing-duration>PT2H19M38S</meta:editing-duration>
    <meta:editing-cycles>8</meta:editing-cycles>
    <meta:generator>LibreOffice/5.0.3.2$Linux_X86_64 LibreOffice_project/00m0$Build-2</meta:generator>
    <meta:document-statistic meta:table-count="0" meta:image-count="0" meta:object-count="0" meta:page-count="11" meta:paragraph-count="490" meta:word-count="3135" meta:character-count="18149" meta:non-whitespace-character-count="15315"/>
  </office:meta>
</office:document-meta>
</file>